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13.79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4.06mm"/>
    </style:style>
    <style:style style:name="co10" style:family="table-column">
      <style:table-column-properties fo:break-before="auto" style:column-width="8.84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00ccff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4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2" table:style-name="ce4" office:value-type="string" calcext:value-type="string">
            <text:p>conseil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table:style-name="ce4" office:value-type="string" calcext:value-type="string">
            <text:p>\meint/</text:p>
          </table:table-cell>
          <table:table-cell table:style-name="ce4" office:value-type="string" calcext:value-type="string">
            <text:p>main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table:style-name="ce4" office:value-type="string" calcext:value-type="string">
            <text:p>mestir</text:p>
          </table:table-cell>
          <table:table-cell table:style-name="ce4" office:value-type="string" calcext:value-type="string">
            <text:p>mest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table:style-name="ce4" office:value-type="string" calcext:value-type="string">
            <text:p>eü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table:style-name="ce4" office:value-type="string" calcext:value-type="string">
            <text:p>colps</text:p>
          </table:table-cell>
          <table:table-cell table:style-name="ce4" office:value-type="string" calcext:value-type="string">
            <text:p>coup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table:style-name="ce4" office:value-type="string" calcext:value-type="string">
            <text:p>brant</text:p>
          </table:table-cell>
          <table:table-cell table:style-name="ce4" office:value-type="string" calcext:value-type="string">
            <text:p>brant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table:style-name="ce4" office:value-type="string" calcext:value-type="string">
            <text:p>acir</text:p>
          </table:table-cell>
          <table:table-cell table:style-name="ce4" office:value-type="string" calcext:value-type="string">
            <text:p>ac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table:style-name="ce4" office:value-type="string" calcext:value-type="string">
            <text:p>mulu</text:p>
          </table:table-cell>
          <table:table-cell table:style-name="ce4" office:value-type="string" calcext:value-type="string">
            <text:p>moudre1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2" table:style-name="ce4" office:value-type="string" calcext:value-type="string">
            <text:p>devant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table:style-name="ce4" office:value-type="string" calcext:value-type="string">
            <text:p>me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table:style-name="ce4" office:value-type="string" calcext:value-type="string">
            <text:p>coneü</text:p>
          </table:table-cell>
          <table:table-cell table:style-name="ce4" office:value-type="string" calcext:value-type="string">
            <text:p>conois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table:style-name="ce4" office:value-type="string" calcext:value-type="string">
            <text:p>trestut</text:p>
          </table:table-cell>
          <table:table-cell table:style-name="ce4" office:value-type="string" calcext:value-type="string">
            <text:p>tres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table:style-name="ce4" office:value-type="string" calcext:value-type="string">
            <text:p>recu\ve/rent</text:p>
          </table:table-cell>
          <table:table-cell table:style-name="ce4" office:value-type="string" calcext:value-type="string">
            <text:p>recov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table:style-name="ce4" office:value-type="string" calcext:value-type="string">
            <text:p>entur&lt;re&gt;</text:p>
          </table:table-cell>
          <table:table-cell table:style-name="ce4" office:value-type="string" calcext:value-type="string">
            <text:p>ento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2" table:style-name="ce4" office:value-type="string" calcext:value-type="string">
            <text:p>escu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number-columns-repeated="2" table:style-name="ce4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table:style-name="ce4" office:value-type="string" calcext:value-type="string">
            <text:p>\ke/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number-columns-repeated="2" table:style-name="ce4" office:value-type="string" calcext:value-type="string">
            <text:p>tre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table:style-name="ce4" office:value-type="string" calcext:value-type="string">
            <text:p>venu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table:style-name="ce4" office:value-type="string" calcext:value-type="string">
            <text:p>mi\e/ns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2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number-columns-repeated="2" table:style-name="ce4" office:value-type="string" calcext:value-type="string">
            <text:p>matin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table:style-name="ce4" office:value-type="string" calcext:value-type="string">
            <text:p>rendu</text:p>
          </table:table-cell>
          <table:table-cell table:style-name="ce4" office:value-type="string" calcext:value-type="string">
            <text:p>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table:style-name="ce4" office:value-type="string" calcext:value-type="string">
            <text:p>escintre</text:p>
          </table:table-cell>
          <table:table-cell table:style-name="ce4" office:value-type="string" calcext:value-type="string">
            <text:p>escïent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table:style-name="ce5" office:value-type="string" calcext:value-type="string">
            <text:p>avers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table:style-name="ce4" office:value-type="string" calcext:value-type="string">
            <text:p>veü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table:style-name="ce4" office:value-type="string" calcext:value-type="string">
            <text:p>m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table:style-name="ce4" office:value-type="string" calcext:value-type="string">
            <text:p>diras</text:p>
          </table:table-cell>
          <table:table-cell table:style-name="ce4" office:value-type="string" calcext:value-type="string">
            <text:p>d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table:style-name="ce4" office:value-type="string" calcext:value-type="string">
            <text:p>enk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table:style-name="ce4" office:value-type="string" calcext:value-type="string">
            <text:p>grennu\r/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number-columns-repeated="2"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table:style-name="ce4" office:value-type="string" calcext:value-type="string">
            <text:p>du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2" table:style-name="ce4" office:value-type="string" calcext:value-type="string">
            <text:p>mar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table:style-name="ce4" office:value-type="string" calcext:value-type="string">
            <text:p>serra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table:style-name="ce4" office:value-type="string" calcext:value-type="string">
            <text:p>esper†er†du</text:p>
          </table:table-cell>
          <table:table-cell table:style-name="ce4" office:value-type="string" calcext:value-type="string">
            <text:p>esperd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table:style-name="ce4" office:value-type="string" calcext:value-type="string">
            <text:p>donez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table:style-name="ce4" office:value-type="string" calcext:value-type="string">
            <text:p>aeiz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table:style-name="ce4" office:value-type="string" calcext:value-type="string">
            <text:p>vencu</text:p>
          </table:table-cell>
          <table:table-cell table:style-name="ce4" office:value-type="string" calcext:value-type="string">
            <text:p>vein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table:style-name="ce4" office:value-type="string" calcext:value-type="string">
            <text:p>augent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table:style-name="ce4" office:value-type="string" calcext:value-type="string">
            <text:p>revestuz</text:p>
          </table:table-cell>
          <table:table-cell table:style-name="ce4" office:value-type="string" calcext:value-type="string">
            <text:p>revest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style-name="ce4"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2"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table:style-name="ce4" office:value-type="string" calcext:value-type="string">
            <text:p>seinu\r/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table:style-name="ce4" office:value-type="string" calcext:value-type="string">
            <text:p>idunc</text:p>
          </table:table-cell>
          <table:table-cell table:style-name="ce4" office:value-type="string" calcext:value-type="string">
            <text:p>idonc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table:style-name="ce5" office:value-type="string" calcext:value-type="string">
            <text:p>&lt;gre&gt;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table:style-name="ce4" office:value-type="string" calcext:value-type="string">
            <text:p>\joie/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table:style-name="ce4" office:value-type="string" calcext:value-type="string">
            <text:p>unch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table:style-name="ce4" office:value-type="string" calcext:value-type="string">
            <text:p>grenur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98</text:p>
          </table:table-cell>
          <table:table-cell table:style-name="ce4" office:value-type="string" calcext:value-type="string">
            <text:p>barun</text:p>
          </table:table-cell>
          <table:table-cell table:style-name="ce4" office:value-type="string" calcext:value-type="string">
            <text:p>baron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table:style-name="ce4" office:value-type="string" calcext:value-type="string">
            <text:p>tenéz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table:style-name="ce4" office:value-type="string" calcext:value-type="string">
            <text:p>folur</text:p>
          </table:table-cell>
          <table:table-cell table:style-name="ce4" office:value-type="string" calcext:value-type="string">
            <text:p>fo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table:style-name="ce4" office:value-type="string" calcext:value-type="string">
            <text:p>cestui</text:p>
          </table:table-cell>
          <table:table-cell table:style-name="ce4" office:value-type="string" calcext:value-type="string">
            <text:p>cest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table:style-name="ce4" office:value-type="string" calcext:value-type="string">
            <text:p>servéz</text:p>
          </table:table-cell>
          <table:table-cell table:style-name="ce4" office:value-type="string" calcext:value-type="string">
            <text:p>serv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table:style-name="ce4"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table:style-name="ce4"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table:style-name="ce4" office:value-type="string" calcext:value-type="string">
            <text:p>aprez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table:style-name="ce4"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table:style-name="ce4" office:value-type="string" calcext:value-type="string">
            <text:p>valur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table:style-name="ce4" office:value-type="string" calcext:value-type="string">
            <text:p>ostage</text:p>
          </table:table-cell>
          <table:table-cell table:style-name="ce4" office:value-type="string" calcext:value-type="string">
            <text:p>ostage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table:style-name="ce4" office:value-type="string" calcext:value-type="string">
            <text:p>menur</text:p>
          </table:table-cell>
          <table:table-cell table:style-name="ce4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c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table:style-name="ce4" office:value-type="string" calcext:value-type="string">
            <text:p>unt</text:p>
          </table:table-cell>
          <table:table-cell table:style-name="ce8" office:value-type="string" calcext:value-type="string">
            <text:p>venir</text:p>
          </table:table-cell>
          <table:table-cell table:style-name="ce8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office:value-type="string" calcext:value-type="string">
            <text:p>$confusion de jambages pour vint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30</text:p>
          </table:table-cell>
          <table:table-cell table:style-name="ce4" office:value-type="string" calcext:value-type="string">
            <text:p>\sa/</text:p>
          </table:table-cell>
          <table:table-cell table:style-name="ce8" office:value-type="string" calcext:value-type="string">
            <text:p>son4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DETpos</text:p>
          </table:table-cell>
          <table:table-cell table:style-name="ce4" office:value-type="string" calcext:value-type="string">
            <text:p>s|f|r</text:p>
          </table:table-cell>
          <table:table-cell table:style-name="ce4" office:value-type="string" calcext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table:style-name="ce4" office:value-type="string" calcext:value-type="string">
            <text:p>fiz</text:p>
          </table:table-cell>
          <table:table-cell table:style-name="ce4" office:value-type="string" calcext:value-type="string">
            <text:p>fil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table:style-name="ce4" office:value-type="string" calcext:value-type="string">
            <text:p>povere</text:p>
          </table:table-cell>
          <table:table-cell table:style-name="ce4" office:value-type="string" calcext:value-type="string">
            <text:p>povr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34</text:p>
          </table:table-cell>
          <table:table-cell table:style-name="ce4" office:value-type="string" calcext:value-type="string">
            <text:p>vavasur</text:p>
          </table:table-cell>
          <table:table-cell table:style-name="ce4" office:value-type="string" calcext:value-type="string">
            <text:p>vavas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table:style-name="ce4" office:value-type="string" calcext:value-type="string">
            <text:p>sera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 office:value-type="string" calcext:value-type="string">
            <text:p>$r ou n en ms 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table:style-name="ce4" office:value-type="string" calcext:value-type="string">
            <text:p>conteur</text:p>
          </table:table-cell>
          <table:table-cell office:value-type="string" calcext:value-type="string">
            <text:p>contor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PRE</text:p>
          </table:table-cell>
          <table:table-cell table:style-name="ce4"/>
          <table:table-cell table:style-name="ce4" office:value-type="string" calcext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table:style-name="ce4" office:value-type="string" calcext:value-type="string">
            <text:p>uns</text:p>
          </table:table-cell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table:style-name="ce4" office:value-type="string" calcext:value-type="string">
            <text:p>arcevesques</text:p>
          </table:table-cell>
          <table:table-cell table:style-name="ce4" office:value-type="string" calcext:value-type="string">
            <text:p>arcevesqu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table:style-name="ce4" office:value-type="string" calcext:value-type="string">
            <text:p>commence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table:style-name="ce4" office:value-type="string" calcext:value-type="string">
            <text:p>paller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table:style-name="ce4" office:value-type="string" calcext:value-type="string">
            <text:p>gentiz</text:p>
          </table:table-cell>
          <table:table-cell table:style-name="ce4" office:value-type="string" calcext:value-type="string">
            <text:p>gentil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table:style-name="ce4" office:value-type="string" calcext:value-type="string">
            <text:p>hum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table:style-name="ce4" office:value-type="string" calcext:value-type="string">
            <text:p>joifne</text:p>
          </table:table-cell>
          <table:table-cell table:style-name="ce4" office:value-type="string" calcext:value-type="string">
            <text:p>juen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2" table:style-name="ce4" office:value-type="string" calcext:value-type="string">
            <text:p>bachel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2" table:style-name="ce4" office:value-type="string" calcext:value-type="string">
            <text:p>merveill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table:style-name="ce4" office:value-type="string" calcext:value-type="string">
            <text:p>amer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table:style-name="ce4" office:value-type="string" calcext:value-type="string">
            <text:p>p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table:style-name="ce4" office:value-type="string" calcext:value-type="string">
            <text:p>cust</text:p>
          </table:table-cell>
          <table:table-cell table:style-name="ce8" office:value-type="string" calcext:value-type="string">
            <text:p>cos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5</text:p>
          </table:table-cell>
          <table:table-cell table:style-name="ce4" office:value-type="string" calcext:value-type="string">
            <text:p>voille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table:style-name="ce4" office:value-type="string" calcext:value-type="string">
            <text:p>tuz</text:p>
          </table:table-cell>
          <table:table-cell table:style-name="ce8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2" table:style-name="ce4" office:value-type="string" calcext:value-type="string">
            <text:p>m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4"/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3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table:style-name="ce4" office:value-type="string" calcext:value-type="string">
            <text:p>cumbatre&lt;unt&gt;</text:p>
          </table:table-cell>
          <table:table-cell table:style-name="ce4" office:value-type="string" calcext:value-type="string">
            <text:p>comba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2" table:style-name="ce4" office:value-type="string" calcext:value-type="string">
            <text:p>vostre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table:style-name="ce4" office:value-type="string" calcext:value-type="string">
            <text:p>abbes</text:p>
          </table:table-cell>
          <table:table-cell office:value-type="string" calcext:value-type="string">
            <text:p>abé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table:style-name="ce4" office:value-type="string" calcext:value-type="string">
            <text:p>enfundre</text:p>
          </table:table-cell>
          <table:table-cell table:style-name="ce7" office:value-type="string" calcext:value-type="string">
            <text:p>esfond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table:style-name="ce4" office:value-type="string" calcext:value-type="string">
            <text:p>life</text:p>
          </table:table-cell>
          <table:table-cell table:style-name="ce4" office:value-type="string" calcext:value-type="string">
            <text:p>lever</text:p>
          </table:table-cell>
          <table:table-cell table:style-name="ce4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table:style-name="ce6" office:value-type="string" calcext:value-type="string">
            <text:p>perun</text:p>
          </table:table-cell>
          <table:table-cell table:style-name="ce6" office:value-type="string" calcext:value-type="string">
            <text:p>perro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table:style-name="ce4" office:value-type="string" calcext:value-type="string">
            <text:p>alisandrin</text:p>
          </table:table-cell>
          <table:table-cell table:style-name="ce4" office:value-type="string" calcext:value-type="string">
            <text:p>alexandr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table:style-name="ce4" office:value-type="string" calcext:value-type="string">
            <text:p>ostrus</text:p>
          </table:table-cell>
          <table:table-cell table:style-name="ce4" office:value-type="string" calcext:value-type="string">
            <text:p>os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table:style-name="ce4" office:value-type="string" calcext:value-type="string">
            <text:p>falcus</text:p>
          </table:table-cell>
          <table:table-cell table:style-name="ce4" office:value-type="string" calcext:value-type="string">
            <text:p>fauc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\s/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\e/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office:value-type="string" calcext:value-type="string">
            <text:p>Pepin</text:p>
          </table:table-cell>
          <table:table-cell table:style-name="ce4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table:style-name="ce4" office:value-type="string" calcext:value-type="string">
            <text:p>novais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table:style-name="ce4" office:value-type="string" calcext:value-type="string">
            <text:p>donc</text:p>
          </table:table-cell>
          <table:table-cell table:style-name="ce4" office:value-type="string" calcext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office:value-type="string" calcext:value-type="string">
            <text:p>c\h/ascu\n/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\voil/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office:value-type="string" calcext:value-type="string">
            <text:p>Alemaigne</text:p>
          </table:table-cell>
          <table:table-cell table:style-name="ce4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table:style-name="ce4" office:value-type="string" calcext:value-type="string">
            <text:p>po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office:value-type="string" calcext:value-type="string">
            <text:p>Romaigne</text:p>
          </table:table-cell>
          <table:table-cell table:style-name="ce4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table:style-name="ce4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0</text:p>
          </table:table-cell>
          <table:table-cell table:style-name="ce4" office:value-type="string" calcext:value-type="string">
            <text:p>Maigne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table:style-name="ce4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table:style-name="ce4" office:value-type="string" calcext:value-type="string">
            <text:p>chevataigne</text:p>
          </table:table-cell>
          <table:table-cell table:style-name="ce4" office:value-type="string" calcext:value-type="string">
            <text:p>chevetai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table:style-name="ce4" office:value-type="string" calcext:value-type="string">
            <text:p>danmisel</text:p>
          </table:table-cell>
          <table:table-cell table:style-name="ce4" office:value-type="string" calcext:value-type="string">
            <text:p>damois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table:style-name="ce7" office:value-type="string" calcext:value-type="string">
            <text:p>negu\l/&lt;s&gt;</text:p>
          </table:table-cell>
          <table:table-cell table:style-name="ce7" office:value-type="string" calcext:value-type="string">
            <text:p>në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 negun ou nëul ? TL connaît nëul &lt; NULLUS, mais difficile ici (&lt; NEC ULLA ??). Langlois a lu « negune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table:style-name="ce4" office:value-type="string" calcext:value-type="string">
            <text:p>\s/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Langlois a lu « m’en », corr. en « s’en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table:style-name="ce4" office:value-type="string" calcext:value-type="string">
            <text:p>\en/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table:style-name="ce8" office:value-type="string" calcext:value-type="string">
            <text:p>p...</text:p>
          </table:table-cell>
          <table:table-cell table:style-name="ce8" office:value-type="string" calcext:value-type="string">
            <text:p>plaindre</text:p>
          </table:table-cell>
          <table:table-cell table:style-name="ce8" office:value-type="string" calcext:value-type="string">
            <text:p>OU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string" calcext:value-type="string">
            <text:p>VERcjg</text:p>
          </table:table-cell>
          <table:table-cell table:style-name="ce4"/>
          <table:table-cell table:style-name="ce4" office:value-type="string" calcext:value-type="string">
            <text:p>$Langlois a lue « plaie », qu’il corrige en « plaigne »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\s/nee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\e/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table:style-name="ce4" office:value-type="string" calcext:value-type="string">
            <text:p>assemlee</text:p>
          </table:table-cell>
          <table:table-cell table:style-name="ce4" office:value-type="string" calcext:value-type="string">
            <text:p>assemb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table:style-name="ce4" office:value-type="string" calcext:value-type="string">
            <text:p>cascun</text:p>
          </table:table-cell>
          <table:table-cell table:style-name="ce4" office:value-type="string" calcext:value-type="string">
            <text:p>chascun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table:style-name="ce4" office:value-type="string" calcext:value-type="string">
            <text:p>dura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\l/anee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Cattex ne permet normalement pas le neutre ici, mais paraît nécessai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ço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number-columns-repeated="2" table:style-name="ce4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table:style-name="ce4" office:value-type="string" calcext:value-type="string">
            <text:p>purpa\r/llé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table:style-name="ce4" office:value-type="string" calcext:value-type="string">
            <text:p>sil</text:p>
          </table:table-cell>
          <table:table-cell table:style-name="ce4" office:value-type="string" calcext:value-type="string">
            <text:p>se+il</text:p>
          </table:table-cell>
          <table:table-cell table:style-name="ce4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$ 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table:style-name="ce8" office:value-type="string" calcext:value-type="string">
            <text:p>pus</text:p>
          </table:table-cell>
          <table:table-cell table:style-name="ce8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table:style-name="ce8"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9</text:p>
          </table:table-cell>
          <table:table-cell table:style-name="ce8"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table:style-name="ce4" office:value-type="string" calcext:value-type="string">
            <text:p>voil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table:style-name="ce4" office:value-type="string" calcext:value-type="string">
            <text:p>ave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table:style-name="ce8" office:value-type="string" calcext:value-type="string">
            <text:p>premiers</text:p>
          </table:table-cell>
          <table:table-cell table:style-name="ce8" office:value-type="string" calcext:value-type="string">
            <text:p>premier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number-columns-repeated="2" table:style-name="ce4" office:value-type="string" calcext:value-type="string">
            <text:p>j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number-columns-repeated="2"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table:style-name="ce4" office:value-type="string" calcext:value-type="string">
            <text:p>losengier</text:p>
          </table:table-cell>
          <table:table-cell table:style-name="ce8" office:value-type="string" calcext:value-type="string">
            <text:p>losengier1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8" office:value-type="string" calcext:value-type="string">
            <text:p>j'hésite entre le substantif et le part. Passé $JBC : moi aussi, mais plutôt 1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3" office:value-type="string" calcext:value-type="string">
            <text:p>P4_w_000634</text:p>
          </table:table-cell>
          <table:table-cell table:style-name="ce9" office:value-type="string" calcext:value-type="string">
            <text:p>bein</text:p>
          </table:table-cell>
          <table:table-cell table:style-name="ce9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9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table:style-name="ce4" office:value-type="string" calcext:value-type="string">
            <text:p>pra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 calcext:value-type="string">
            <text:p>P4_w_000639</text:p>
          </table:table-cell>
          <table:table-cell table:style-name="ce9" office:value-type="string" calcext:value-type="string">
            <text:p>loirs</text:p>
          </table:table-cell>
          <table:table-cell table:style-name="ce9" office:value-type="string" calcext:value-type="string">
            <text:p>loi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9" office:value-type="string" calcext:value-type="string">
            <text:p>$&lt;LUCRUM ? Rar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0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table:style-name="ce4" office:value-type="string" calcext:value-type="string">
            <text:p>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2</text:p>
          </table:table-cell>
          <table:table-cell table:style-name="ce4" office:value-type="string" calcext:value-type="string">
            <text:p>pre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table:style-name="ce4" office:value-type="string" calcext:value-type="string">
            <text:p>volentirs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table:style-name="ce8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style-name="ce8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table:style-name="ce8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table:style-name="ce4" office:value-type="string" calcext:value-type="string">
            <text:p>menbrez</text:p>
          </table:table-cell>
          <table:table-cell table:style-name="ce8" office:value-type="string" calcext:value-type="string">
            <text:p>membré2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VERppe</text:p>
          </table:table-cell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costum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table:style-name="ce4" office:value-type="string" calcext:value-type="string">
            <text:p>s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table:style-name="ce8" office:value-type="string" calcext:value-type="string">
            <text:p>eschuis</text:p>
          </table:table-cell>
          <table:table-cell table:style-name="ce8" office:value-type="string" calcext:value-type="string">
            <text:p>eschiv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71</text:p>
          </table:table-cell>
          <table:table-cell table:style-name="ce8" office:value-type="string" calcext:value-type="string">
            <text:p>motieriez</text:p>
          </table:table-cell>
          <table:table-cell table:style-name="ce8" office:value-type="string" calcext:value-type="string">
            <text:p>mot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2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2"/>
          <table:table-cell table:number-columns-repeated="4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table:style-name="ce10" office:value-type="string" calcext:value-type="string">
            <text:p>aimt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table:style-name="ce4" office:value-type="string" calcext:value-type="string">
            <text:p>ti&lt;che&gt;\enne/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table:style-name="ce4" office:value-type="string" calcext:value-type="string">
            <text:p>chires</text:p>
          </table:table-cell>
          <table:table-cell table:style-name="ce4" office:value-type="string" calcext:value-type="string">
            <text:p>ch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2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table:style-name="ce4" office:value-type="string" calcext:value-type="string">
            <text:p>le\s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table:style-name="ce4" office:value-type="string" calcext:value-type="string">
            <text:p>maveis</text:p>
          </table:table-cell>
          <table:table-cell table:style-name="ce4" office:value-type="string" calcext:value-type="string">
            <text:p>mauvai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table:style-name="ce4" office:value-type="string" calcext:value-type="string">
            <text:p>reprovers</text:p>
          </table:table-cell>
          <table:table-cell table:style-name="ce11" office:value-type="string" calcext:value-type="string">
            <text:p>reprov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table:style-name="ce4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table:style-name="ce4" office:value-type="string" calcext:value-type="string">
            <text:p>aitiez</text:p>
          </table:table-cell>
          <table:table-cell table:style-name="ce4" office:value-type="string" calcext:value-type="string">
            <text:p>hait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table:style-name="ce4" office:value-type="string" calcext:value-type="string">
            <text:p>v.ii</text:p>
          </table:table-cell>
          <table:table-cell office:value-type="string" calcext:value-type="string">
            <text:p>set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float" office:value="7" calcext:value-type="float">
            <text:p>7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\e/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\e/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0"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\cist/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table:style-name="ce4" office:value-type="string" calcext:value-type="string">
            <text:p>\i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table:style-name="ce4" office:value-type="string" calcext:value-type="string">
            <text:p>aprestez</text:p>
          </table:table-cell>
          <table:table-cell table:style-name="ce4" office:value-type="string" calcext:value-type="string">
            <text:p>aprest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p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table:style-name="ce4" office:value-type="string" calcext:value-type="string">
            <text:p>cels</text:p>
          </table:table-cell>
          <table:table-cell table:style-name="ce4" office:value-type="string" calcext:value-type="string">
            <text:p>cel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2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table:style-name="ce5" office:value-type="string" calcext:value-type="string">
            <text:p>seuz</text:p>
          </table:table-cell>
          <table:table-cell table:style-name="ce5" office:value-type="string" calcext:value-type="string">
            <text:p>so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765</text:p>
          </table:table-cell>
          <table:table-cell table:style-name="ce4" office:value-type="string" calcext:value-type="string">
            <text:p>\sur/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table:style-name="ce4" office:value-type="string" calcext:value-type="string">
            <text:p>\ces/</text:p>
          </table:table-cell>
          <table:table-cell table:style-name="ce4" office:value-type="string" calcext:value-type="string">
            <text:p>ce2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table:style-name="ce4" office:value-type="string" calcext:value-type="string">
            <text:p>pailles</text:p>
          </table:table-cell>
          <table:table-cell table:style-name="ce10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8</text:p>
          </table:table-cell>
          <table:table-cell table:style-name="ce4" office:value-type="string" calcext:value-type="string">
            <text:p>cochiez</text:p>
          </table:table-cell>
          <table:table-cell table:style-name="ce4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\i/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table:style-name="ce4" office:value-type="string" calcext:value-type="string">
            <text:p>cunquergent</text:p>
          </table:table-cell>
          <table:table-cell table:style-name="ce4" office:value-type="string" calcext:value-type="string">
            <text:p>conquer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table:style-name="ce4" office:value-type="string" calcext:value-type="string">
            <text:p>saraz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office:value-type="string" calcext:value-type="string">
            <text:p>herberg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table:style-name="ce4" office:value-type="string" calcext:value-type="string">
            <text:p>peisse</text:p>
          </table:table-cell>
          <table:table-cell table:style-name="ce4" office:value-type="string" calcext:value-type="string">
            <text:p>pe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table:style-name="ce4" office:value-type="string" calcext:value-type="string">
            <text:p>\les/siez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i+il</text:p>
          </table:table-cell>
          <table:table-cell table:style-name="ce4" office:value-type="string" calcext:value-type="string">
            <text:p>ADVgen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9"/>
          <table:table-cell table:style-name="ce4" office:value-type="string" calcext:value-type="string">
            <text:p>$passage complexe, avec basculement sur discours direc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table:style-name="ce4" office:value-type="string" calcext:value-type="string">
            <text:p>feites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table:style-name="ce11" office:value-type="string" calcext:value-type="string">
            <text:p>la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comment segmente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table:style-name="ce11" office:value-type="string" calcext:value-type="string">
            <text:p>veng\i/ez</text:p>
          </table:table-cell>
          <table:table-cell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office:value-type="string" calcext:value-type="string">
            <text:p>mang\i/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table:style-name="ce11" office:value-type="string" calcext:value-type="string">
            <text:p>e\s/</text:p>
          </table:table-cell>
          <table:table-cell table:style-name="ce4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table:style-name="ce11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table:style-name="ce11" office:value-type="string" calcext:value-type="string">
            <text:p>vu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3"/>
          <table:table-cell table:style-name="ce4" office:value-type="string" calcext:value-type="string">
            <text:p>→ Vin $JBC : ou, « ez les vus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table:style-name="ce11" office:value-type="string" calcext:value-type="string">
            <text:p>assiez</text:p>
          </table:table-cell>
          <table:table-cell table:style-name="ce11" office:value-type="string" calcext:value-type="string">
            <text:p>asse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0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pas sûr que cette solution d’étiquetage, utilisée dans <text:span text:style-name="T1">Otinel</text:span><text:span text:style-name="T2">, soit la meilleure. À voir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table:style-name="ce4" office:value-type="string" calcext:value-type="string">
            <text:p>veisiez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table:style-name="ce4" office:value-type="string" calcext:value-type="string">
            <text:p>engulez</text:p>
          </table:table-cell>
          <table:table-cell table:style-name="ce4" office:value-type="string" calcext:value-type="string">
            <text:p>engo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sens intéressant qui évoque l’engolëure du vêtement ? Ou ils ont de la fourrure jusqu’à la gul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\r/e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\se/nt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table:style-name="ce4" office:value-type="string" calcext:value-type="string">
            <text:p>deitez</text:p>
          </table:table-cell>
          <table:table-cell table:style-name="ce4" office:value-type="string" calcext:value-type="string">
            <text:p>déinti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table:style-name="ce4" office:value-type="string" calcext:value-type="string">
            <text:p>gra\i/nz</text:p>
          </table:table-cell>
          <table:table-cell table:style-name="ce4" office:value-type="string" calcext:value-type="string">
            <text:p>graim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table:style-name="ce4" office:value-type="string" calcext:value-type="string">
            <text:p>ir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desconseill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\alé/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office:value-type="string" calcext:value-type="string">
            <text:p>aci\e/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table:style-name="ce4" office:value-type="string" calcext:value-type="string">
            <text:p>rei</text:p>
          </table:table-cell>
          <table:table-cell table:style-name="ce4" office:value-type="string" calcext:value-type="string">
            <text:p>roi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table:style-name="ce4" office:value-type="string" calcext:value-type="string">
            <text:p>Affriche</text:p>
          </table:table-cell>
          <table:table-cell table:style-name="ce4" office:value-type="string" calcext:value-type="string">
            <text:p>afriqu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16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\descendu/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\es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\fauve/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\destrier/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\aukes/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\megrez/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\las/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table:style-name="ce4" office:value-type="string" calcext:value-type="string">
            <text:p>\del/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table:style-name="ce4" office:value-type="string" calcext:value-type="string">
            <text:p>\errer/</text:p>
          </table:table-cell>
          <table:table-cell table:style-name="ce4" office:value-type="string" calcext:value-type="string">
            <text:p>err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\out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\meis/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\acumpli/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office:value-type="string" calcext:value-type="string">
            <text:p>\avant/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\ier/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table:style-name="ce4" office:value-type="string" calcext:value-type="string">
            <text:p>quil</text:p>
          </table:table-cell>
          <table:table-cell table:style-name="ce10" office:value-type="string" calcext:value-type="string">
            <text:p>que4+il</text:p>
          </table:table-cell>
          <table:table-cell table:style-name="ce10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50</text:p>
          </table:table-cell>
          <table:table-cell table:style-name="ce4" office:value-type="string" calcext:value-type="string">
            <text:p>veïst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table:style-name="ce4" office:value-type="string" calcext:value-type="string">
            <text:p>eire</text:p>
          </table:table-cell>
          <table:table-cell table:style-name="ce4" office:value-type="string" calcext:value-type="string">
            <text:p>erre3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table:style-name="ce4" office:value-type="string" calcext:value-type="string">
            <text:p>presier</text:p>
          </table:table-cell>
          <table:table-cell table:style-name="ce4" office:value-type="string" calcext:value-type="string">
            <text:p>pris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table:style-name="ce4" office:value-type="string" calcext:value-type="string">
            <text:p>feist</text:p>
          </table:table-cell>
          <table:table-cell table:style-name="ce4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table:style-name="ce4" office:value-type="string" calcext:value-type="string">
            <text:p>&lt;a&gt;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table:style-name="ce4" office:value-type="string" calcext:value-type="string">
            <text:p>&lt;commencier&gt;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table:style-name="ce4" office:value-type="string" calcext:value-type="string">
            <text:p>\cuvoitier/</text:p>
          </table:table-cell>
          <table:table-cell table:style-name="ce4" office:value-type="string" calcext:value-type="string">
            <text:p>covoit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table:style-name="ce4" office:value-type="string" calcext:value-type="string">
            <text:p>descendie</text:p>
          </table:table-cell>
          <table:table-cell table:style-name="ce11" office:value-type="string" calcext:value-type="string">
            <text:p>descendre</text:p>
          </table:table-cell>
          <table:table-cell table:style-name="ce11" office:value-type="string" calcext:value-type="string">
            <text:p>VERcjg</text:p>
          </table:table-cell>
          <table:table-cell table:style-name="ce11" office:value-type="string" calcext:value-type="string">
            <text:p>ind</text:p>
          </table:table-cell>
          <table:table-cell table:style-name="ce11" office:value-type="string" calcext:value-type="string">
            <text:p>psp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Quelque chose à dire sur cette forme verbal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table:style-name="ce4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6</text:p>
          </table:table-cell>
          <table:table-cell table:style-name="ce4" office:value-type="string" calcext:value-type="string">
            <text:p>tuschie</text:p>
          </table:table-cell>
          <table:table-cell table:style-name="ce10" office:value-type="string" calcext:value-type="string">
            <text:p>to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'trecié' dans l'ed. de Suard $ touché d’une couleur se trouve aussi dans Otinel B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table:style-name="ce4" office:value-type="string" calcext:value-type="string">
            <text:p>detries</text:p>
          </table:table-cell>
          <table:table-cell table:style-name="ce4" office:value-type="string" calcext:value-type="string">
            <text:p>detriè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table:style-name="ce4" office:value-type="string" calcext:value-type="string">
            <text:p>chociez</text:p>
          </table:table-cell>
          <table:table-cell table:style-name="ce7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7" office:value-type="string" calcext:value-type="string">
            <text:p>$couchier possible, mais le doute est permis. On trouve chocher avec ce sens dans AN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table:style-name="ce4" office:value-type="string" calcext:value-type="string">
            <text:p>desi</text:p>
          </table:table-cell>
          <table:table-cell table:style-name="ce4" office:value-type="string" calcext:value-type="string">
            <text:p>deci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table:style-name="ce4" office:value-type="string" calcext:value-type="string">
            <text:p>er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table:style-name="ce4" office:value-type="string" calcext:value-type="string">
            <text:p>&lt;n&gt;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 table:style-name="ce4" office:value-type="string" calcext:value-type="string">
            <text:p>$ vers exponctué, suivi d’un vers ajouté par la seconde main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table:style-name="ce4" office:value-type="string" calcext:value-type="string">
            <text:p>&lt;ot&gt;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2</text:p>
          </table:table-cell>
          <table:table-cell table:style-name="ce4" office:value-type="string" calcext:value-type="string">
            <text:p>&lt;bele&gt;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table:style-name="ce4" office:value-type="string" calcext:value-type="string">
            <text:p>&lt;ne&gt;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5</text:p>
          </table:table-cell>
          <table:table-cell table:style-name="ce4" office:value-type="string" calcext:value-type="string">
            <text:p>&lt;deliez&gt;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table:style-name="ce4" office:value-type="string" calcext:value-type="string">
            <text:p>\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table:style-name="ce4" office:value-type="string" calcext:value-type="string">
            <text:p>\pucele/</text:p>
          </table:table-cell>
          <table:table-cell table:style-name="ce4" office:value-type="string" calcext:value-type="string">
            <text:p>puce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table:style-name="ce4" office:value-type="string" calcext:value-type="string">
            <text:p>\plus/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1</text:p>
          </table:table-cell>
          <table:table-cell table:style-name="ce4" office:value-type="string" calcext:value-type="string">
            <text:p>\bel/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table:style-name="ce4" office:value-type="string" calcext:value-type="string">
            <text:p>\deliez/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table:style-name="ce11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$ meis que pour « si ce n’est que » ?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table:style-name="ce11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style-name="ce11" office:value-type="string" calcext:value-type="string">
            <text:p>vent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table:style-name="ce11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style-name="ce11" office:value-type="string" calcext:value-type="string">
            <text:p>chaut</text:p>
          </table:table-cell>
          <table:table-cell table:style-name="ce4" office:value-type="string" calcext:value-type="string">
            <text:p>chau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table:style-name="ce11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table:style-name="ce11" office:value-type="string" calcext:value-type="string">
            <text:p>all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2" table:style-name="ce4" office:value-type="string" calcext:value-type="string">
            <text:p>g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2" table:style-name="ce4" office:value-type="string" calcext:value-type="string">
            <text:p>contr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table:style-name="ce4" office:value-type="string" calcext:value-type="string">
            <text:p>quor</text:p>
          </table:table-cell>
          <table:table-cell table:style-name="ce4" office:value-type="string" calcext:value-type="string">
            <text:p>cu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table:style-name="ce4" office:value-type="string" calcext:value-type="string">
            <text:p>piz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0</text:p>
          </table:table-cell>
          <table:table-cell table:style-name="ce4" office:value-type="string" calcext:value-type="string">
            <text:p>tailliez</text:p>
          </table:table-cell>
          <table:table-cell table:style-name="ce4" office:value-type="string" calcext:value-type="string">
            <text:p>taillier1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ꝑ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table:style-name="ce4" office:value-type="string" calcext:value-type="string">
            <text:p>aligniez</text:p>
          </table:table-cell>
          <table:table-cell table:style-name="ce4" office:value-type="string" calcext:value-type="string">
            <text:p>align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table:style-name="ce4" office:value-type="string" calcext:value-type="string">
            <text:p>languages</text:p>
          </table:table-cell>
          <table:table-cell table:style-name="ce4" office:value-type="string" calcext:value-type="string">
            <text:p>lan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4</text:p>
          </table:table-cell>
          <table:table-cell table:style-name="ce4" office:value-type="string" calcext:value-type="string">
            <text:p>aromancié</text:p>
          </table:table-cell>
          <table:table-cell table:style-name="ce12" office:value-type="string" calcext:value-type="string">
            <text:p>aromanc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number-columns-repeated="2" table:style-name="ce4" office:value-type="string" calcext:value-type="string">
            <text:p>jup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table:style-name="ce4" office:value-type="string" calcext:value-type="string">
            <text:p>palle</text:p>
          </table:table-cell>
          <table:table-cell table:style-name="ce4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table:style-name="ce4" office:value-type="string" calcext:value-type="string">
            <text:p>despolié</text:p>
          </table:table-cell>
          <table:table-cell table:style-name="ce4" office:value-type="string" calcext:value-type="string">
            <text:p>despo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table:style-name="ce4" office:value-type="string" calcext:value-type="string">
            <text:p>cu&lt;n&gt;tés</text:p>
          </table:table-cell>
          <table:table-cell table:style-name="ce4" office:value-type="string" calcext:value-type="string">
            <text:p>cos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office:value-type="string" calcext:value-type="string">
            <text:p>am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\i/nt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office:value-type="string" calcext:value-type="string">
            <text:p>le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table:style-name="ce4" office:value-type="string" calcext:value-type="string">
            <text:p>punt</text:p>
          </table:table-cell>
          <table:table-cell table:style-name="ce4" office:value-type="string" calcext:value-type="string">
            <text:p>poing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table:style-name="ce4" office:value-type="string" calcext:value-type="string">
            <text:p>Turchople</text:p>
          </table:table-cell>
          <table:table-cell table:style-name="ce4" office:value-type="string" calcext:value-type="string">
            <text:p>turcopl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table:style-name="ce4" office:value-type="string" calcext:value-type="string">
            <text:p>le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table:style-name="ce4" office:value-type="string" calcext:value-type="string">
            <text:p>treis</text:p>
          </table:table-cell>
          <table:table-cell table:style-name="ce4" office:value-type="string" calcext:value-type="string">
            <text:p>trois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table:style-name="ce4" office:value-type="string" calcext:value-type="string">
            <text:p>carchié</text:p>
          </table:table-cell>
          <table:table-cell table:style-name="ce4" office:value-type="string" calcext:value-type="string">
            <text:p>charg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table:style-name="ce11"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office:value-type="string" calcext:value-type="string">
            <text:p>Triamodes</text:p>
          </table:table-cell>
          <table:table-cell table:style-name="ce4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table:style-name="ce4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table:style-name="ce4" office:value-type="string" calcext:value-type="string">
            <text:p>eu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table:style-name="ce4" office:value-type="string" calcext:value-type="string">
            <text:p>logié</text:p>
          </table:table-cell>
          <table:table-cell table:style-name="ce4" office:value-type="string" calcext:value-type="string">
            <text:p>logier</text:p>
          </table:table-cell>
          <table:table-cell table:style-name="ce4" office:value-type="string" calcext:value-type="string">
            <text:p>VERpp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table:style-name="ce11" office:value-type="string" calcext:value-type="string">
            <text:p>tres</text:p>
          </table:table-cell>
          <table:table-cell table:style-name="ce11"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1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table:style-name="ce11" office:value-type="string" calcext:value-type="string">
            <text:p>quidié</text:p>
          </table:table-cell>
          <table:table-cell table:style-name="ce11"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\e/u&lt;e&gt;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\r/ag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table:style-name="ce4" office:value-type="string" calcext:value-type="string">
            <text:p>\jol/</text:p>
          </table:table-cell>
          <table:table-cell table:style-name="ce4" office:value-type="string" calcext:value-type="string">
            <text:p>je+il</text:p>
          </table:table-cell>
          <table:table-cell table:style-name="ce4" office:value-type="string" calcext:value-type="string">
            <text:p>PROper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\di/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table:style-name="ce4" office:value-type="string" calcext:value-type="string">
            <text:p>\sa/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\sui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\envoié/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table:style-name="ce4" office:value-type="string" calcext:value-type="string">
            <text:p>\tut/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table:style-name="ce4" office:value-type="string" calcext:value-type="string">
            <text:p>\le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table:style-name="ce4" office:value-type="string" calcext:value-type="string">
            <text:p>\regne/</text:p>
          </table:table-cell>
          <table:table-cell table:style-name="ce4" office:value-type="string" calcext:value-type="string">
            <text:p>re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table:style-name="ce4" office:value-type="string" calcext:value-type="string">
            <text:p>\destruit/</text:p>
          </table:table-cell>
          <table:table-cell table:style-name="ce4" office:value-type="string" calcext:value-type="string">
            <text:p>destru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table:style-name="ce4" office:value-type="string" calcext:value-type="string">
            <text:p>\eissillié/</text:p>
          </table:table-cell>
          <table:table-cell table:style-name="ce4" office:value-type="string" calcext:value-type="string">
            <text:p>ess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number-columns-repeated="2" table:style-name="ce11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$qui pour quant dans le reste de la tradition : changement de sujet de ce vers et du suivan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table:style-name="ce4" office:value-type="string" calcext:value-type="string">
            <text:p>&lt;fud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29</text:p>
          </table:table-cell>
          <table:table-cell table:style-name="ce4" office:value-type="string" calcext:value-type="string">
            <text:p>&lt;al&gt;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table:style-name="ce4" office:value-type="string" calcext:value-type="string">
            <text:p>\ad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table:style-name="ce4" office:value-type="string" calcext:value-type="string">
            <text:p>\men/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table:style-name="ce4" office:value-type="string" calcext:value-type="string">
            <text:p>dei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table:style-name="ce4" office:value-type="string" calcext:value-type="string">
            <text:p>baillié</text:p>
          </table:table-cell>
          <table:table-cell table:style-name="ce4" office:value-type="string" calcext:value-type="string">
            <text:p>ba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style-name="ce4" office:value-type="string" calcext:value-type="string">
            <text:p>ainz</text:p>
          </table:table-cell>
          <table:table-cell table:style-name="ce13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table:style-name="ce4" office:value-type="string" calcext:value-type="string">
            <text:p>frunt</text:p>
          </table:table-cell>
          <table:table-cell table:style-name="ce4" office:value-type="string" calcext:value-type="string">
            <text:p>fro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table:style-name="ce4" office:value-type="string" calcext:value-type="string">
            <text:p>dulgié</text:p>
          </table:table-cell>
          <table:table-cell table:style-name="ce4" office:value-type="string" calcext:value-type="string">
            <text:p>deug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table:style-name="ce4" office:value-type="string" calcext:value-type="string">
            <text:p>espié</text:p>
          </table:table-cell>
          <table:table-cell table:style-name="ce4" office:value-type="string" calcext:value-type="string">
            <text:p>espi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table:style-name="ce4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2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$ou considérer comme impersonnel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office:value-type="string" calcext:value-type="string">
            <text:p>Asie</text:p>
          </table:table-cell>
          <table:table-cell table:style-name="ce4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office:value-type="string" calcext:value-type="string">
            <text:p>Europe</text:p>
          </table:table-cell>
          <table:table-cell table:style-name="ce4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on attendrait ‘l’autre’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2" office:value-type="string" calcext:value-type="string">
            <text:p>per</text:p>
          </table:table-cell>
          <table:table-cell table:style-name="ce10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\e/rce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[ke]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0" office:value-type="string" calcext:value-type="string">
            <text:p>$erreur du copiste, où « teires » est pris comme sujet plutôt que « mer »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table:style-name="ce4" office:value-type="string" calcext:value-type="string">
            <text:p>se&lt;f&gt;\ve/rer</text:p>
          </table:table-cell>
          <table:table-cell table:style-name="ce4" office:value-type="string" calcext:value-type="string">
            <text:p>sev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table:style-name="ce2" office:value-type="string" calcext:value-type="string">
            <text:p>i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table:style-name="ce10"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table:style-name="ce4" office:value-type="string" calcext:value-type="string">
            <text:p>vienc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table:style-name="ce4" office:value-type="string" calcext:value-type="string">
            <text:p>e&lt;st&gt;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table:style-name="ce4"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\i/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table:style-name="ce4" office:value-type="string" calcext:value-type="string">
            <text:p>is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table:style-name="ce4" office:value-type="string" calcext:value-type="string">
            <text:p>e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table:style-name="ce4" office:value-type="string" calcext:value-type="string">
            <text:p>pruver</text:p>
          </table:table-cell>
          <table:table-cell table:style-name="ce4" office:value-type="string" calcext:value-type="string">
            <text:p>prov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10" office:value-type="string" calcext:value-type="string">
            <text:p>$sens du vers à creus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table:style-name="ce4" office:value-type="string" calcext:value-type="string">
            <text:p>tien</text:p>
          </table:table-cell>
          <table:table-cell table:style-name="ce4" office:value-type="string" calcext:value-type="string">
            <text:p>t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table:style-name="ce4" office:value-type="string" calcext:value-type="string">
            <text:p>mun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table:style-name="ce4" office:value-type="string" calcext:value-type="string">
            <text:p>&lt;gu&gt;guage</text:p>
          </table:table-cell>
          <table:table-cell table:style-name="ce4" office:value-type="string" calcext:value-type="string">
            <text:p>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2" table:style-name="ce4" office:value-type="string" calcext:value-type="string">
            <text:p>pens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2" table:style-name="ce4" office:value-type="string" calcext:value-type="string">
            <text:p>port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table:style-name="ce4" office:value-type="string" calcext:value-type="string">
            <text:p>cil</text:p>
          </table:table-cell>
          <table:table-cell table:style-name="ce8" office:value-type="string" calcext:value-type="string">
            <text:p>se+le</text:p>
          </table:table-cell>
          <table:table-cell table:style-name="ce8" office:value-type="string" calcext:value-type="string">
            <text:p>CONsub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atégorie absente de Cattex, mais serait nécessaire ici. Je la garde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table:style-name="ce5" office:value-type="string" calcext:value-type="string">
            <text:p>unnes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table:style-name="ce4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table:style-name="ce4" office:value-type="string" calcext:value-type="string">
            <text:p>\guuarder/</text:p>
          </table:table-cell>
          <table:table-cell table:style-name="ce4" office:value-type="string" calcext:value-type="string">
            <text:p>gar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\se/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table:style-name="ce10" office:value-type="string" calcext:value-type="string">
            <text:p>\poes/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\cume/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office:value-type="string" calcext:value-type="string">
            <text:p>\autre/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office:value-type="string" calcext:value-type="string">
            <text:p>\oisel/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office:value-type="string" calcext:value-type="string">
            <text:p>\voler/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table:style-name="ce4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31</text:p>
          </table:table-cell>
          <table:table-cell office:value-type="string" calcext:value-type="string">
            <text:p>vilment</text:p>
          </table:table-cell>
          <table:table-cell table:style-name="ce4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table:style-name="ce4" office:value-type="string" calcext:value-type="string">
            <text:p>come1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table:style-name="ce4" office:value-type="string" calcext:value-type="string">
            <text:p>entre&lt;trezpunt&gt;\pris/</text:p>
          </table:table-cell>
          <table:table-cell table:style-name="ce4" office:value-type="string" calcext:value-type="string">
            <text:p>entrep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table:number-columns-repeated="2"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table:style-name="ce4" office:value-type="string" calcext:value-type="string">
            <text:p>veir</text:p>
          </table:table-cell>
          <table:table-cell table:style-name="ce4" office:value-type="string" calcext:value-type="string">
            <text:p>voi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45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table:style-name="ce4" office:value-type="string" calcext:value-type="string">
            <text:p>oz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2" table:style-name="ce4" office:value-type="string" calcext:value-type="string">
            <text:p>c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50</text:p>
          </table:table-cell>
          <table:table-cell table:style-name="ce7" office:value-type="string" calcext:value-type="string">
            <text:p>dejuger</text:p>
          </table:table-cell>
          <table:table-cell table:style-name="ce7" office:value-type="string" calcext:value-type="string">
            <text:p>dejug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la lecture deviser proposée par Langlois parait probable, mais une lettre parait avoir été repassée, et on pourrait également lire dejug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551</text:p>
          </table:table-cell>
          <table:table-cell table:style-name="ce4" office:value-type="string" calcext:value-type="string">
            <text:p>apres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table:style-name="ce4" office:value-type="string" calcext:value-type="string">
            <text:p>bref</text:p>
          </table:table-cell>
          <table:table-cell table:style-name="ce4" office:value-type="string" calcext:value-type="string">
            <text:p>brief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table:style-name="ce4" office:value-type="string" calcext:value-type="string">
            <text:p>voderai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table:style-name="ce4" office:value-type="string" calcext:value-type="string">
            <text:p>\je/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table:style-name="ce4" office:value-type="string" calcext:value-type="string">
            <text:p>mustrer</text:p>
          </table:table-cell>
          <table:table-cell table:style-name="ce4" office:value-type="string" calcext:value-type="string">
            <text:p>most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table:style-name="ce4"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table:style-name="ce4" office:value-type="string" calcext:value-type="string">
            <text:p>sires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table:style-name="ce4" office:value-type="string" calcext:value-type="string">
            <text:p>o\sa/d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table:style-name="ce4" office:value-type="string" calcext:value-type="string">
            <text:p>commander</text:p>
          </table:table-cell>
          <table:table-cell table:style-name="ce4" office:value-type="string" calcext:value-type="string">
            <text:p>coman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office:value-type="string" calcext:value-type="string">
            <text:p>Fromer</text:p>
          </table:table-cell>
          <table:table-cell table:style-name="ce4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table:number-columns-repeated="2"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style-name="ce4" office:value-type="string" calcext:value-type="string">
            <text:p>penser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table:style-name="ce4" office:value-type="string" calcext:value-type="string">
            <text:p>laische</text:p>
          </table:table-cell>
          <table:table-cell table:style-name="ce4" office:value-type="string" calcext:value-type="string">
            <text:p>lasch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1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table:style-name="ce4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table:style-name="ce4" office:value-type="string" calcext:value-type="string">
            <text:p>te\l/s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\e/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table:style-name="ce10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\i/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\r/er</text:p>
          </table:table-cell>
          <table:table-cell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table:style-name="ce4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\leïsiez/</text:p>
          </table:table-cell>
          <table:table-cell table:style-name="ce4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table:style-name="ce4" office:value-type="string" calcext:value-type="string">
            <text:p>&lt;lutiez&gt;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9"/>
          <table:table-cell table:style-name="ce4" office:value-type="string" calcext:value-type="string">
            <text:p>$nonsense reading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office:value-type="string" calcext:value-type="string">
            <text:p>sa\i/nt</text:p>
          </table:table-cell>
          <table:table-cell office:value-type="string" calcext:value-type="string">
            <text:p>saint</text:p>
          </table:table-cell>
          <table:table-cell table:style-name="ce4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table:style-name="ce4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table:style-name="ce7" office:value-type="string" calcext:value-type="string">
            <text:p>resc\o/ure</text:p>
          </table:table-cell>
          <table:table-cell table:style-name="ce7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table:style-name="ce4" office:value-type="string" calcext:value-type="string">
            <text:p>mani\e/r</text:p>
          </table:table-cell>
          <table:table-cell table:style-name="ce4" office:value-type="string" calcext:value-type="string">
            <text:p>manier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table:style-name="ce4" office:value-type="string" calcext:value-type="string">
            <text:p>tr\u/uissez</text:p>
          </table:table-cell>
          <table:table-cell table:style-name="ce4" office:value-type="string" calcext:value-type="string">
            <text:p>trov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table:style-name="ce4" office:value-type="string" calcext:value-type="string">
            <text:p>mielz</text:p>
          </table:table-cell>
          <table:table-cell table:style-name="ce4" office:value-type="string" calcext:value-type="string">
            <text:p>mie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table:style-name="ce4" office:value-type="string" calcext:value-type="string">
            <text:p>sust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table:style-name="ce4" office:value-type="string" calcext:value-type="string">
            <text:p>aidir</text:p>
          </table:table-cell>
          <table:table-cell table:style-name="ce4" office:value-type="string" calcext:value-type="string">
            <text:p>aid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table:style-name="ce8" office:value-type="string" calcext:value-type="string">
            <text:p>vodert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con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\dreit/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\tus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\v/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table:style-name="ce4"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\por/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u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\li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table:style-name="ce4" office:value-type="string" calcext:value-type="string">
            <text:p>tencir</text:p>
          </table:table-cell>
          <table:table-cell table:style-name="ce4" office:value-type="string" calcext:value-type="string">
            <text:p>t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table:style-name="ce4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[m]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office:value-type="string" calcext:value-type="string">
            <text:p>hautement</text:p>
          </table:table-cell>
          <table:table-cell table:style-name="ce4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table:style-name="ce4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\u/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table:style-name="ce4" office:value-type="string" calcext:value-type="string">
            <text:p>mand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2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6" office:value-type="string" calcext:value-type="string">
            <text:p>$ou considérer comme impersonnel ? Cf. supra, mot 1279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2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4" table:number-columns-repeated="9"/>
          <table:table-cell table:style-name="ce7" office:value-type="string" calcext:value-type="string">
            <text:p>$sens du passage ? de sa ou deçà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DETpos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style-name="ce4" office:value-type="string" calcext:value-type="string">
            <text:p>Calabre</text:p>
          </table:table-cell>
          <table:table-cell table:style-name="ce4" office:value-type="string" calcext:value-type="string">
            <text:p>calabr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0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4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4" table:number-columns-repeated="3"/>
          <table:table-cell table:style-name="ce7" office:value-type="string" calcext:value-type="string">
            <text:p>$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21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table:style-name="ce4" office:value-type="string" calcext:value-type="string">
            <text:p>\ben/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2" table:style-name="ce4" office:value-type="string" calcext:value-type="string">
            <text:p>av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\re/més</text:p>
          </table:table-cell>
          <table:table-cell table:style-name="ce4"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office:value-type="string" calcext:value-type="string">
            <text:p>Tervagant</text:p>
          </table:table-cell>
          <table:table-cell table:style-name="ce4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table:style-name="ce4" office:value-type="string" calcext:value-type="string">
            <text:p>&lt;lui&gt;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1</text:p>
          </table:table-cell>
          <table:table-cell table:style-name="ce4" office:value-type="string" calcext:value-type="string">
            <text:p>\vus/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43</text:p>
          </table:table-cell>
          <table:table-cell table:style-name="ce4"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table:style-name="ce4" office:value-type="string" calcext:value-type="string">
            <text:p>matalant</text:p>
          </table:table-cell>
          <table:table-cell table:style-name="ce4" office:value-type="string" calcext:value-type="string">
            <text:p>mau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table:style-name="ce11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2" office:value-type="string" calcext:value-type="string">
            <text:p>itant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table:style-name="ce8" office:value-type="string" calcext:value-type="string">
            <text:p>\co/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PROdem</text:p>
          </table:table-cell>
          <table:table-cell table:style-name="ce4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lecture difficile. Se, proposé par Langlois, ferait plus sen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table:style-name="ce4" office:value-type="string" calcext:value-type="string">
            <text:p>\vostre/</text:p>
          </table:table-cell>
          <table:table-cell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table:style-name="ce4" office:value-type="string" calcext:value-type="string">
            <text:p>\col/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table:style-name="ce4" office:value-type="string" calcext:value-type="string">
            <text:p>\n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table:style-name="ce4" office:value-type="string" calcext:value-type="string">
            <text:p>\estendés/</text:p>
          </table:table-cell>
          <table:table-cell table:style-name="ce4" office:value-type="string" calcext:value-type="string">
            <text:p>esten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\so[s]/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\sen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\brand/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table:style-name="ce4" office:value-type="string" calcext:value-type="string">
            <text:p>dorei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table:style-name="ce4" office:value-type="string" calcext:value-type="string">
            <text:p>g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0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table:style-name="ce4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\bi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\manace/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\buche/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\guuant/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00</text:p>
          </table:table-cell>
          <table:table-cell table:style-name="ce4" office:value-type="string" calcext:value-type="string">
            <text:p>vint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office:value-type="string" calcext:value-type="string">
            <text:p>\i/re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table:style-name="ce4" office:value-type="string" calcext:value-type="string">
            <text:p>estrus</text:p>
          </table:table-cell>
          <table:table-cell table:style-name="ce4" office:value-type="string" calcext:value-type="string">
            <text:p>estros</text:p>
          </table:table-cell>
          <table:table-cell table:style-name="ce10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2" table:style-name="ce4" office:value-type="string" calcext:value-type="string">
            <text:p>destru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ADJ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table:style-name="ce4" office:value-type="string" calcext:value-type="string">
            <text:p>meins</text:p>
          </table:table-cell>
          <table:table-cell table:style-name="ce4" office:value-type="string" calcext:value-type="string">
            <text:p>main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table:style-name="ce4" office:value-type="string" calcext:value-type="string">
            <text:p>voderat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table:style-name="ce4" office:value-type="string" calcext:value-type="string">
            <text:p>oci&lt;e&gt;r</text:p>
          </table:table-cell>
          <table:table-cell table:style-name="ce4" office:value-type="string" calcext:value-type="string">
            <text:p>oc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table:style-name="ce4"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table:style-name="ce4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table:style-name="ce4"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table:style-name="ce4" office:value-type="string" calcext:value-type="string">
            <text:p>tele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table:style-name="ce4" office:value-type="string" calcext:value-type="string">
            <text:p>enpire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table:style-name="ce4" office:value-type="string" calcext:value-type="string">
            <text:p>munde</text:p>
          </table:table-cell>
          <table:table-cell table:style-name="ce4" office:value-type="string" calcext:value-type="string">
            <text:p>mond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table:style-name="ce4" office:value-type="string" calcext:value-type="string">
            <text:p>&lt;seit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table:style-name="ce4" office:value-type="string" calcext:value-type="string">
            <text:p>\co/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table:style-name="ce4" office:value-type="string" calcext:value-type="string">
            <text:p>\seüst/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table:style-name="ce4" office:value-type="string" calcext:value-type="string">
            <text:p>descrivre</text:p>
          </table:table-cell>
          <table:table-cell table:style-name="ce4" office:value-type="string" calcext:value-type="string">
            <text:p>desc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2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$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table:style-name="ce4" office:value-type="string" calcext:value-type="string">
            <text:p>eü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table:style-name="ce4" office:value-type="string" calcext:value-type="string">
            <text:p>reç\e/ü</text:p>
          </table:table-cell>
          <table:table-cell table:style-name="ce4" office:value-type="string" calcext:value-type="string">
            <text:p>recev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table:style-name="ce4" office:value-type="string" calcext:value-type="string">
            <text:p>bates&lt;me&gt;tirre</text:p>
          </table:table-cell>
          <table:table-cell table:style-name="ce4" office:value-type="string" calcext:value-type="string">
            <text:p>batiste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table:style-name="ce4" office:value-type="string" calcext:value-type="string">
            <text:p>u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table:style-name="ce4" office:value-type="string" calcext:value-type="string">
            <text:p>talenz</text:p>
          </table:table-cell>
          <table:table-cell table:style-name="ce4" office:value-type="string" calcext:value-type="string">
            <text:p>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2" table:style-name="ce4" office:value-type="string" calcext:value-type="string">
            <text:p>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table:style-name="ce4" office:value-type="string" calcext:value-type="string">
            <text:p>kar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2" table:style-name="ce4" office:value-type="string" calcext:value-type="string">
            <text:p>os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table:style-name="ce4" office:value-type="string" calcext:value-type="string">
            <text:p>vers</text:p>
          </table:table-cell>
          <table:table-cell table:style-name="ce13" office:value-type="string" calcext:value-type="string">
            <text:p>vers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table:style-name="ce4" office:value-type="string" calcext:value-type="string">
            <text:p>Crestiens</text:p>
          </table:table-cell>
          <table:table-cell table:style-name="ce4" office:value-type="string" calcext:value-type="string">
            <text:p>crestiie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table:style-name="ce4" office:value-type="string" calcext:value-type="string">
            <text:p>vire</text:p>
          </table:table-cell>
          <table:table-cell table:style-name="ce4" office:value-type="string" calcext:value-type="string">
            <text:p>vi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table:style-name="ce4" office:value-type="string" calcext:value-type="string">
            <text:p>onqu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table:style-name="ce4" office:value-type="string" calcext:value-type="string">
            <text:p>dolerus</text:p>
          </table:table-cell>
          <table:table-cell table:style-name="ce4" office:value-type="string" calcext:value-type="string">
            <text:p>dolo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70</text:p>
          </table:table-cell>
          <table:table-cell table:style-name="ce4" office:value-type="string" calcext:value-type="string">
            <text:p>martire</text:p>
          </table:table-cell>
          <table:table-cell table:style-name="ce4" office:value-type="string" calcext:value-type="string">
            <text:p>martire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\r/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table:style-name="ce4" office:value-type="string" calcext:value-type="string">
            <text:p>dunt</text:p>
          </table:table-cell>
          <table:table-cell table:style-name="ce4" office:value-type="string" calcext:value-type="string">
            <text:p>dont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15" office:value-type="string" calcext:value-type="string">
            <text:p>s|m|i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table:style-name="ce4" office:value-type="string" calcext:value-type="string">
            <text:p>abatera</text:p>
          </table:table-cell>
          <table:table-cell table:style-name="ce4" office:value-type="string" calcext:value-type="string">
            <text:p>abat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table:style-name="ce4" office:value-type="string" calcext:value-type="string">
            <text:p>c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table:style-name="ce4"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\e/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table:style-name="ce4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office:value-type="string" calcext:value-type="string">
            <text:p>Ivorie</text:p>
          </table:table-cell>
          <table:table-cell table:style-name="ce4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table:style-name="ce8" office:value-type="string" calcext:value-type="string">
            <text:p>Deverrs</text:p>
          </table:table-cell>
          <table:table-cell table:style-name="ce4" office:value-type="string" calcext:value-type="string">
            <text:p>dever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à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58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table:style-name="ce8" office:value-type="string" calcext:value-type="string">
            <text:p>sasie</text:p>
          </table:table-cell>
          <table:table-cell table:style-name="ce4" office:value-type="string" calcext:value-type="string">
            <text:p>sais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3</text:p>
          </table:table-cell>
          <table:table-cell table:style-name="ce4" office:value-type="string" calcext:value-type="string">
            <text:p>Crestienté</text:p>
          </table:table-cell>
          <table:table-cell table:style-name="ce4" office:value-type="string" calcext:value-type="string">
            <text:p>crestïen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table:style-name="ce4" office:value-type="string" calcext:value-type="string">
            <text:p>\si/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mal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table:style-name="ce4" office:value-type="string" calcext:value-type="string">
            <text:p>baillie</text:p>
          </table:table-cell>
          <table:table-cell table:style-name="ce4" office:value-type="string" calcext:value-type="string">
            <text:p>bail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table:style-name="ce4" office:value-type="string" calcext:value-type="string">
            <text:p>avr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table:style-name="ce4" office:value-type="string" calcext:value-type="string">
            <text:p>perde</text:p>
          </table:table-cell>
          <table:table-cell table:style-name="ce4" office:value-type="string" calcext:value-type="string">
            <text:p>per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vi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table:style-name="ce4" office:value-type="string" calcext:value-type="string">
            <text:p>kis</text:p>
          </table:table-cell>
          <table:table-cell table:style-name="ce4" office:value-type="string" calcext:value-type="string">
            <text:p>qui+il</text:p>
          </table:table-cell>
          <table:table-cell table:style-name="ce4" office:value-type="string" calcext:value-type="string">
            <text:p>PROrel.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qui pour qu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table:style-name="ce4" office:value-type="string" calcext:value-type="string">
            <text:p>&lt;prisun&gt;</text:p>
          </table:table-cell>
          <table:table-cell table:style-name="ce4" office:value-type="string" calcext:value-type="string">
            <text:p>pris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(attraction chartre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\mot/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table:style-name="ce4"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34</text:p>
          </table:table-cell>
          <table:table-cell table:style-name="ce4" office:value-type="string" calcext:value-type="string">
            <text:p>enten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ü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table:style-name="ce4"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table:style-name="ce4" office:value-type="string" calcext:value-type="string">
            <text:p>mu\i/er</text:p>
          </table:table-cell>
          <table:table-cell table:style-name="ce4" office:value-type="string" calcext:value-type="string">
            <text:p>mu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table:number-columns-repeated="2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\jo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table:style-name="ce4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1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\nu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\r/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table:style-name="ce4" office:value-type="string" calcext:value-type="string">
            <text:p>lur</text:p>
          </table:table-cell>
          <table:table-cell table:style-name="ce4" office:value-type="string" calcext:value-type="string">
            <text:p>lor2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table:style-name="ce4" office:value-type="string" calcext:value-type="string">
            <text:p>s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2" office:value-type="string" calcext:value-type="string">
            <text:p>tant</text:p>
          </table:table-cell>
          <table:table-cell table:style-name="ce11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$Il faudrait peut-être revoir l’étiquetage de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\i/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260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5</text:p>
          </table:table-cell>
          <table:table-cell table:number-columns-repeated="2" table:style-name="ce4" office:value-type="string" calcext:value-type="string">
            <text:p>i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table:style-name="ce4" office:value-type="string" calcext:value-type="string">
            <text:p>\jur/</text:p>
          </table:table-cell>
          <table:table-cell office:value-type="string" calcext:value-type="string">
            <text:p>j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table:style-name="ce4" office:value-type="string" calcext:value-type="string">
            <text:p>Aspremunt</text:p>
          </table:table-cell>
          <table:table-cell table:style-name="ce4" office:value-type="string" calcext:value-type="string">
            <text:p>aspre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9</text:p>
          </table:table-cell>
          <table:table-cell table:style-name="ce4" office:value-type="string" calcext:value-type="string">
            <text:p>porterai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table:style-name="ce4" office:value-type="string" calcext:value-type="string">
            <text:p>\or/reflur</text:p>
          </table:table-cell>
          <table:table-cell table:style-name="ce4" office:value-type="string" calcext:value-type="string">
            <text:p>orifl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office:value-type="string" calcext:value-type="string">
            <text:p>\ja/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\terrïen/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table:style-name="ce4" office:value-type="string" calcext:value-type="string">
            <text:p>fu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table:style-name="ce4" office:value-type="string" calcext:value-type="string">
            <text:p>osté</text:p>
          </table:table-cell>
          <table:table-cell table:style-name="ce10" office:value-type="string" calcext:value-type="string">
            <text:p>oster2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office:value-type="string" calcext:value-type="string">
            <text:p>$voir les sens dérivés dans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table:style-name="ce4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table:style-name="ce4" office:value-type="string" calcext:value-type="string">
            <text:p>cantque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\mei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\orras/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\fu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\cumandé/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table:style-name="ce4" office:value-type="string" calcext:value-type="string">
            <text:p>tost1</text:p>
          </table:table-cell>
          <table:table-cell table:style-name="ce4" office:value-type="string" calcext:value-type="string">
            <text:p>ADVgen</text:p>
          </table:table-cell>
          <table:table-cell/>
          <table:table-cell table:style-name="ce4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table:style-name="ce4" office:value-type="string" calcext:value-type="string">
            <text:p>trestrunné</text:p>
          </table:table-cell>
          <table:table-cell table:style-name="ce4" office:value-type="string" calcext:value-type="string">
            <text:p>trestorn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table:style-name="ce4" office:value-type="string" calcext:value-type="string">
            <text:p>malur</text:p>
          </table:table-cell>
          <table:table-cell table:style-name="ce4" office:value-type="string" calcext:value-type="string">
            <text:p>malëu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table:style-name="ce4" office:value-type="string" calcext:value-type="string">
            <text:p>fu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naist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table:style-name="ce4" office:value-type="string" calcext:value-type="string">
            <text:p>lerra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table:style-name="ce4" office:value-type="string" calcext:value-type="string">
            <text:p>chast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table:style-name="ce4" office:value-type="string" calcext:value-type="string">
            <text:p>c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table:style-name="ce4" office:value-type="string" calcext:value-type="string">
            <text:p>bois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table:style-name="ce4" office:value-type="string" calcext:value-type="string">
            <text:p>tur</text:p>
          </table:table-cell>
          <table:table-cell table:style-name="ce4" office:value-type="string" calcext:value-type="string">
            <text:p>to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table:style-name="ce4" office:value-type="string" calcext:value-type="string">
            <text:p>plein</text:p>
          </table:table-cell>
          <table:table-cell table:style-name="ce4" office:value-type="string" calcext:value-type="string">
            <text:p>plai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number-columns-repeated="2" table:style-name="ce4" office:value-type="string" calcext:value-type="string">
            <text:p>ferme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table:style-name="ce4" office:value-type="string" calcext:value-type="string">
            <text:p>k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table:style-name="ce4" office:value-type="string" calcext:value-type="string">
            <text:p>chif</text:p>
          </table:table-cell>
          <table:table-cell table:style-name="ce4" office:value-type="string" calcext:value-type="string">
            <text:p>chief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2" table:style-name="ce4" office:value-type="string" calcext:value-type="string">
            <text:p>autre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table:style-name="ce4" office:value-type="string" calcext:value-type="string">
            <text:p>digneté</text:p>
          </table:table-cell>
          <table:table-cell table:style-name="ce4" office:value-type="string" calcext:value-type="string">
            <text:p>dign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table:style-name="ce4" office:value-type="string" calcext:value-type="string">
            <text:p>aver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table:style-name="ce4" office:value-type="string" calcext:value-type="string">
            <text:p>linage</text:p>
          </table:table-cell>
          <table:table-cell table:style-name="ce4" office:value-type="string" calcext:value-type="string">
            <text:p>lign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table:number-columns-repeated="2" office:value-type="string" calcext:value-type="string">
            <text:p>ate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418</text:p>
          </table:table-cell>
          <table:table-cell table:style-name="ce10"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table:style-name="ce10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CONsub ou 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4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1</text:p>
          </table:table-cell>
          <table:table-cell office:value-type="string" calcext:value-type="string">
            <text:p>de\s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2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25</text:p>
          </table:table-cell>
          <table:table-cell office:value-type="string" calcext:value-type="string">
            <text:p>deshonoré</text:p>
          </table:table-cell>
          <table:table-cell office:value-type="string" calcext:value-type="string">
            <text:p>des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27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8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1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4</text:p>
          </table:table-cell>
          <table:table-cell office:value-type="string" calcext:value-type="string">
            <text:p>f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5</text:p>
          </table:table-cell>
          <table:table-cell office:value-type="string" calcext:value-type="string">
            <text:p>encro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3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2</text:p>
          </table:table-cell>
          <table:table-cell table:number-columns-repeated="2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4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45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7</text:p>
          </table:table-cell>
          <table:table-cell table:style-name="ce7" office:value-type="string" calcext:value-type="string">
            <text:p>...as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tien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0</text:p>
          </table:table-cell>
          <table:table-cell office:value-type="string" calcext:value-type="string">
            <text:p>chi\e/rté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3</text:p>
          </table:table-cell>
          <table:table-cell office:value-type="string" calcext:value-type="string">
            <text:p>mani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5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6</text:p>
          </table:table-cell>
          <table:table-cell office:value-type="string" calcext:value-type="string">
            <text:p>escurt&lt;í&gt;é</text:p>
          </table:table-cell>
          <table:table-cell office:value-type="string" calcext:value-type="string">
            <text:p>esc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59</text:p>
          </table:table-cell>
          <table:table-cell office:value-type="string" calcext:value-type="string">
            <text:p>recopé</text:p>
          </table:table-cell>
          <table:table-cell office:value-type="string" calcext:value-type="string">
            <text:p>recou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2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3</text:p>
          </table:table-cell>
          <table:table-cell office:value-type="string" calcext:value-type="string">
            <text:p>&lt;trenchié&gt;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4</text:p>
          </table:table-cell>
          <table:table-cell office:value-type="string" calcext:value-type="string">
            <text:p>\trunsuné/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6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67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68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0" office:value-type="string" calcext:value-type="string">
            <text:p>$confusion qui/q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2</text:p>
          </table:table-cell>
          <table:table-cell office:value-type="string" calcext:value-type="string">
            <text:p>pelé</text:p>
          </table:table-cell>
          <table:table-cell office:value-type="string" calcext:value-type="string">
            <text:p>pe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75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7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8</text:p>
          </table:table-cell>
          <table:table-cell office:value-type="string" calcext:value-type="string">
            <text:p>traïné</text:p>
          </table:table-cell>
          <table:table-cell office:value-type="string" calcext:value-type="string">
            <text:p>trä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8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2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5</text:p>
          </table:table-cell>
          <table:table-cell table:number-columns-repeated="2"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8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0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e2</text:p>
          </table:table-cell>
          <table:table-cell table:style-name="ce10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9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93</text:p>
          </table:table-cell>
          <table:table-cell office:value-type="string" calcext:value-type="string">
            <text:p>furmé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7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0</text:p>
          </table:table-cell>
          <table:table-cell office:value-type="string" calcext:value-type="string">
            <text:p>abandu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5</text:p>
          </table:table-cell>
          <table:table-cell office:value-type="string" calcext:value-type="string">
            <text:p>vilement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6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7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9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0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4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6</text:p>
          </table:table-cell>
          <table:table-cell office:value-type="string" calcext:value-type="string">
            <text:p>coroc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8</text:p>
          </table:table-cell>
          <table:table-cell office:value-type="string" calcext:value-type="string">
            <text:p>sa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20</text:p>
          </table:table-cell>
          <table:table-cell office:value-type="string" calcext:value-type="string">
            <text:p>osé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21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>
            <text:p>non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2</text:p>
          </table:table-cell>
          <table:table-cell office:value-type="string" calcext:value-type="string">
            <text:p>fer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9</text:p>
          </table:table-cell>
          <table:table-cell office:value-type="string" calcext:value-type="string">
            <text:p>mudlé</text:p>
          </table:table-cell>
          <table:table-cell table:style-name="ce11"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style-name="ce10" office:value-type="string" calcext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0</text:p>
          </table:table-cell>
          <table:table-cell office:value-type="string" calcext:value-type="string">
            <text:p>jombl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5</text:p>
          </table:table-cell>
          <table:table-cell table:number-columns-repeated="2" office:value-type="string" calcext:value-type="string">
            <text:p>poi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(politique d’annotation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6</text:p>
          </table:table-cell>
          <table:table-cell office:value-type="string" calcext:value-type="string">
            <text:p>enduré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0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4</text:p>
          </table:table-cell>
          <table:table-cell office:value-type="string" calcext:value-type="string">
            <text:p>encurtiné</text:p>
          </table:table-cell>
          <table:table-cell office:value-type="string" calcext:value-type="string">
            <text:p>encort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7</text:p>
          </table:table-cell>
          <table:table-cell office:value-type="string" calcext:value-type="string">
            <text:p>chambre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8</text:p>
          </table:table-cell>
          <table:table-cell office:value-type="string" calcext:value-type="string">
            <text:p>seignié</text:p>
          </table:table-cell>
          <table:table-cell office:value-type="string" calcext:value-type="string">
            <text:p>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0</text:p>
          </table:table-cell>
          <table:table-cell office:value-type="string" calcext:value-type="string">
            <text:p>ventusé</text:p>
          </table:table-cell>
          <table:table-cell office:value-type="string" calcext:value-type="string">
            <text:p>vent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1</text:p>
          </table:table-cell>
          <table:table-cell table:number-columns-repeated="2" office:value-type="string" calcext:value-type="string">
            <text:p>sov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52</text:p>
          </table:table-cell>
          <table:table-cell office:value-type="string" calcext:value-type="string">
            <text:p>baingnié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4</text:p>
          </table:table-cell>
          <table:table-cell office:value-type="string" calcext:value-type="string">
            <text:p>chuchié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6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58</text:p>
          </table:table-cell>
          <table:table-cell office:value-type="string" calcext:value-type="string">
            <text:p>afier</text:p>
          </table:table-cell>
          <table:table-cell office:value-type="string" calcext:value-type="string">
            <text:p>a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0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4</text:p>
          </table:table-cell>
          <table:table-cell office:value-type="string" calcext:value-type="string">
            <text:p>jomb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6</text:p>
          </table:table-cell>
          <table:table-cell office:value-type="string" calcext:value-type="string">
            <text:p>deheit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0</text:p>
          </table:table-cell>
          <table:table-cell office:value-type="string" calcext:value-type="string">
            <text:p>paleis</text:p>
          </table:table-cell>
          <table:table-cell table:style-name="ce4"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1</text:p>
          </table:table-cell>
          <table:table-cell office:value-type="string" calcext:value-type="string">
            <text:p>maté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7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5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77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8</text:p>
          </table:table-cell>
          <table:table-cell office:value-type="string" calcext:value-type="string">
            <text:p>clamé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9</text:p>
          </table:table-cell>
          <table:table-cell office:value-type="string" calcext:value-type="string">
            <text:p>pui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3</text:p>
          </table:table-cell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4</text:p>
          </table:table-cell>
          <table:table-cell office:value-type="string" calcext:value-type="string">
            <text:p>ju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7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8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0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2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3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5</text:p>
          </table:table-cell>
          <table:table-cell table:number-columns-repeated="2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6</text:p>
          </table:table-cell>
          <table:table-cell office:value-type="string" calcext:value-type="string">
            <text:p>charun</text:p>
          </table:table-cell>
          <table:table-cell table:style-name="ce4"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8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0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1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3</text:p>
          </table:table-cell>
          <table:table-cell office:value-type="string" calcext:value-type="string">
            <text:p>freté</text:p>
          </table:table-cell>
          <table:table-cell office:value-type="string" calcext:value-type="string">
            <text:p>f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0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7</text:p>
          </table:table-cell>
          <table:table-cell office:value-type="string" calcext:value-type="string">
            <text:p>hunte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0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1</text:p>
          </table:table-cell>
          <table:table-cell office:value-type="string" calcext:value-type="string">
            <text:p>eé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3</text:p>
          </table:table-cell>
          <table:table-cell office:value-type="string" calcext:value-type="string">
            <text:p>sis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7</text:p>
          </table:table-cell>
          <table:table-cell office:value-type="string" calcext:value-type="string">
            <text:p>encumbré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2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2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25</text:p>
          </table:table-cell>
          <table:table-cell office:value-type="string" calcext:value-type="string">
            <text:p>humilité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table:style-name="ce10" office:value-type="string" calcext:value-type="string">
            <text:p>CONsub</text:p>
          </table:table-cell>
          <table:table-cell table:number-columns-repeated="9"/>
          <table:table-cell table:style-name="ce11" office:value-type="string" calcext:value-type="string">
            <text:p>$ou explétif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27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9</text:p>
          </table:table-cell>
          <table:table-cell table:style-name="ce4" office:value-type="string" calcext:value-type="string">
            <text:p>teneit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1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2</text:p>
          </table:table-cell>
          <table:table-cell office:value-type="string" calcext:value-type="string">
            <text:p>chirter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0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1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4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4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0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3</text:p>
          </table:table-cell>
          <table:table-cell office:value-type="string" calcext:value-type="string">
            <text:p>fors</text:p>
          </table:table-cell>
          <table:table-cell table:style-name="ce4" office:value-type="string" calcext:value-type="string">
            <text:p>fors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4</text:p>
          </table:table-cell>
          <table:table-cell office:value-type="string" calcext:value-type="string">
            <text:p>sul</text:p>
          </table:table-cell>
          <table:table-cell table:style-name="ce4"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55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0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8</text:p>
          </table:table-cell>
          <table:table-cell office:value-type="string" calcext:value-type="string">
            <text:p>aquité</text:p>
          </table:table-cell>
          <table:table-cell office:value-type="string" calcext:value-type="string">
            <text:p>aqui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1</text:p>
          </table:table-cell>
          <table:table-cell office:value-type="string" calcext:value-type="string">
            <text:p>entrecop</text:p>
          </table:table-cell>
          <table:table-cell table:style-name="ce8" office:value-type="string" calcext:value-type="string">
            <text:p>entre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7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6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9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1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2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9</text:p>
          </table:table-cell>
          <table:table-cell office:value-type="string" calcext:value-type="string">
            <text:p>feo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0</text:p>
          </table:table-cell>
          <table:table-cell office:value-type="string" calcext:value-type="string">
            <text:p>je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9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3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4</text:p>
          </table:table-cell>
          <table:table-cell office:value-type="string" calcext:value-type="string">
            <text:p>pelee</text:p>
          </table:table-cell>
          <table:table-cell table:style-name="ce8" office:value-type="string" calcext:value-type="string">
            <text:p>pe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6</text:p>
          </table:table-cell>
          <table:table-cell office:value-type="string" calcext:value-type="string">
            <text:p>pace</text:p>
          </table:table-cell>
          <table:table-cell table:style-name="ce4"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8</text:p>
          </table:table-cell>
          <table:table-cell office:value-type="string" calcext:value-type="string">
            <text:p>brandire</text:p>
          </table:table-cell>
          <table:table-cell table:style-name="ce8" office:value-type="string" calcext:value-type="string">
            <text:p>brand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26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morphologie théoriquement impossible dans CATT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00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coi2</text:p>
          </table:table-cell>
          <table:table-cell table:style-name="ce8"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1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que2</text:p>
          </table:table-cell>
          <table:table-cell table:style-name="ce8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3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3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4</text:p>
          </table:table-cell>
          <table:table-cell office:value-type="string" calcext:value-type="string">
            <text:p>elmé</text:p>
          </table:table-cell>
          <table:table-cell table:style-name="ce10" office:value-type="string" calcext:value-type="string">
            <text:p>hea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6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9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0</text:p>
          </table:table-cell>
          <table:table-cell office:value-type="string" calcext:value-type="string">
            <text:p>acolee</text:p>
          </table:table-cell>
          <table:table-cell table:style-name="ce8" office:value-type="string" calcext:value-type="string">
            <text:p>acoler</text:p>
          </table:table-cell>
          <table:table-cell table:style-name="ce8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office:value-type="string" calcext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7</text:p>
          </table:table-cell>
          <table:table-cell office:value-type="string" calcext:value-type="string">
            <text:p>demusuré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30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3</text:p>
          </table:table-cell>
          <table:table-cell office:value-type="string" calcext:value-type="string">
            <text:p>\o/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5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38</text:p>
          </table:table-cell>
          <table:table-cell office:value-type="string" calcext:value-type="string">
            <text:p>usent</text:p>
          </table:table-cell>
          <table:table-cell table:style-name="ce10" office:value-type="string" calcext:value-type="string">
            <text:p>avoir</text:p>
          </table:table-cell>
          <table:table-cell table:style-name="ce10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0</text:p>
          </table:table-cell>
          <table:table-cell office:value-type="string" calcext:value-type="string">
            <text:p>si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1</text:p>
          </table:table-cell>
          <table:table-cell office:value-type="string" calcext:value-type="string">
            <text:p>delivré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3</text:p>
          </table:table-cell>
          <table:table-cell office:value-type="string" calcext:value-type="string">
            <text:p>message</text:p>
          </table:table-cell>
          <table:table-cell table:style-name="ce4"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4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4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7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1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4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4_w_00275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756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8</text:p>
          </table:table-cell>
          <table:table-cell office:value-type="string" calcext:value-type="string">
            <text:p>su&lt;n&gt;\r/quidance</text:p>
          </table:table-cell>
          <table:table-cell office:value-type="string" calcext:value-type="string">
            <text:p>sorcuid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0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2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4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6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67</text:p>
          </table:table-cell>
          <table:table-cell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1</text:p>
          </table:table-cell>
          <table:table-cell office:value-type="string" calcext:value-type="string">
            <text:p>forsené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4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6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9</text:p>
          </table:table-cell>
          <table:table-cell office:value-type="string" calcext:value-type="string">
            <text:p>troublé</text:p>
          </table:table-cell>
          <table:table-cell office:value-type="string" calcext:value-type="string">
            <text:p>tor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0</text:p>
          </table:table-cell>
          <table:table-cell table:style-name="ce7" office:value-type="string" calcext:value-type="string">
            <text:p>grens</text:p>
          </table:table-cell>
          <table:table-cell table:style-name="ce7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style-name="ce7" office:value-type="string" calcext:value-type="string">
            <text:p>Sic pour greus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2</text:p>
          </table:table-cell>
          <table:table-cell office:value-type="string" calcext:value-type="string">
            <text:p>ple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8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8</text:p>
          </table:table-cell>
          <table:table-cell office:value-type="string" calcext:value-type="string">
            <text:p>le&lt;i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0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92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3</text:p>
          </table:table-cell>
          <table:table-cell table:number-columns-repeated="2" office:value-type="string" calcext:value-type="string">
            <text:p>gu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6</text:p>
          </table:table-cell>
          <table:table-cell office:value-type="string" calcext:value-type="string">
            <text:p>aresuné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7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8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9</text:p>
          </table:table-cell>
          <table:table-cell office:value-type="string" calcext:value-type="string">
            <text:p>ki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$confusion qui/que ? Ou c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00</text:p>
          </table:table-cell>
          <table:table-cell office:value-type="string" calcext:value-type="string">
            <text:p>gr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4" office:value-type="string" calcext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01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2</text:p>
          </table:table-cell>
          <table:table-cell office:value-type="string" calcext:value-type="string">
            <text:p>sus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4</text:p>
          </table:table-cell>
          <table:table-cell office:value-type="string" calcext:value-type="string">
            <text:p>enperi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9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1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6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17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1</text:p>
          </table:table-cell>
          <table:table-cell office:value-type="string" calcext:value-type="string">
            <text:p>virgin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4</text:p>
          </table:table-cell>
          <table:table-cell office:value-type="string" calcext:value-type="string">
            <text:p>anuncement</text:p>
          </table:table-cell>
          <table:table-cell office:value-type="string" calcext:value-type="string">
            <text:p>ano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4</text:p>
          </table:table-cell>
          <table:table-cell office:value-type="string" calcext:value-type="string">
            <text:p>glutun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5</text:p>
          </table:table-cell>
          <table:table-cell office:value-type="string" calcext:value-type="string">
            <text:p>ki</text:p>
          </table:table-cell>
          <table:table-cell table:style-name="ce10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onfusion que/q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3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7</text:p>
          </table:table-cell>
          <table:table-cell office:value-type="string" calcext:value-type="string">
            <text:p>vei</text:p>
          </table:table-cell>
          <table:table-cell table:style-name="ce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2</text:p>
          </table:table-cell>
          <table:table-cell office:value-type="string" calcext:value-type="string">
            <text:p>\en/dreit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4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45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N28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5:06:41.431753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02T15:17:24.729854912</dc:date>
    <meta:editing-duration>P4DT9H28M37S</meta:editing-duration>
    <meta:editing-cycles>1216</meta:editing-cycles>
    <meta:generator>LibreOffice/5.1.6.2$Linux_X86_64 LibreOffice_project/10m0$Build-2</meta:generator>
    <meta:document-statistic meta:table-count="1" meta:cell-count="18608" meta:object-count="0"/>
  </office:meta>
</office:document-meta>
</file>